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673H08M53.969051S" calcext:value-type="time">
            <text:p>1673:08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table:number-columns-repeated="2"/>
          <table:table-cell table:formula="of:=IF([.G333]-[.F333] &gt; 0; [.G333]-[.F333]; 0)" office:value-type="time" office:time-value="PT00H00M00S" calcext:value-type="time">
            <text:p>00:00</text:p>
          </table:table-cell>
          <table:table-cell table:formula="of:=[.D333]+[.H333]" office:value-type="time" office:time-value="PT04H32M24.244S" calcext:value-type="time">
            <text:p>04:32</text:p>
          </table:table-cell>
          <table:table-cell table:style-name="ce3"/>
          <table:table-cell office:value-type="string" calcext:value-type="string">
            <text:p>Rope/wire parabola display fix, playtest tweak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34]-[.B334] &gt; 0; [.C334]-[.B3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4]-[.F334] &gt; 0; [.G334]-[.F334]; 0)" office:value-type="time" office:time-value="PT00H00M00S" calcext:value-type="time">
            <text:p>00:00</text:p>
          </table:table-cell>
          <table:table-cell table:formula="of:=[.D334]+[.H3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04H32M24.244S" calcext:value-type="time">
            <text:p>04:3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37]-[.B337] &gt; 0; [.C337]-[.B3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7]-[.F337] &gt; 0; [.G337]-[.F337]; 0)" office:value-type="time" office:time-value="PT00H00M00S" calcext:value-type="time">
            <text:p>00:00</text:p>
          </table:table-cell>
          <table:table-cell table:formula="of:=[.D337]+[.H3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8]-[.B338] &gt; 0; [.C338]-[.B3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8]-[.F338] &gt; 0; [.G338]-[.F338]; 0)" office:value-type="time" office:time-value="PT00H00M00S" calcext:value-type="time">
            <text:p>00:00</text:p>
          </table:table-cell>
          <table:table-cell table:formula="of:=[.D338]+[.H3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9]-[.B339] &gt; 0; [.C339]-[.B3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9]-[.F339] &gt; 0; [.G339]-[.F339]; 0)" office:value-type="time" office:time-value="PT00H00M00S" calcext:value-type="time">
            <text:p>00:00</text:p>
          </table:table-cell>
          <table:table-cell table:formula="of:=[.D339]+[.H3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0]-[.B340] &gt; 0; [.C340]-[.B3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0]-[.F340] &gt; 0; [.G340]-[.F340]; 0)" office:value-type="time" office:time-value="PT00H00M00S" calcext:value-type="time">
            <text:p>00:00</text:p>
          </table:table-cell>
          <table:table-cell table:formula="of:=[.D340]+[.H3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1]-[.B341] &gt; 0; [.C341]-[.B3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1]-[.F341] &gt; 0; [.G341]-[.F341]; 0)" office:value-type="time" office:time-value="PT00H00M00S" calcext:value-type="time">
            <text:p>00:00</text:p>
          </table:table-cell>
          <table:table-cell table:style-name="ce18" table:formula="of:=[.D341]+[.H3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4]-[.B344] &gt; 0; [.C344]-[.B3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4]-[.F344] &gt; 0; [.G344]-[.F344]; 0)" office:value-type="time" office:time-value="PT00H00M00S" calcext:value-type="time">
            <text:p>00:00</text:p>
          </table:table-cell>
          <table:table-cell table:formula="of:=[.D344]+[.H3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5]-[.B345] &gt; 0; [.C345]-[.B3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5]-[.F345] &gt; 0; [.G345]-[.F345]; 0)" office:value-type="time" office:time-value="PT00H00M00S" calcext:value-type="time">
            <text:p>00:00</text:p>
          </table:table-cell>
          <table:table-cell table:formula="of:=[.D345]+[.H3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6]-[.B346] &gt; 0; [.C346]-[.B3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6]-[.F346] &gt; 0; [.G346]-[.F346]; 0)" office:value-type="time" office:time-value="PT00H00M00S" calcext:value-type="time">
            <text:p>00:00</text:p>
          </table:table-cell>
          <table:table-cell table:formula="of:=[.D346]+[.H3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47]-[.B347] &gt; 0; [.C347]-[.B3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47]-[.F347] &gt; 0; [.G347]-[.F347]; 0)" office:value-type="time" office:time-value="PT00H00M00S" calcext:value-type="time">
            <text:p>00:00</text:p>
          </table:table-cell>
          <table:table-cell table:style-name="ce18" table:formula="of:=[.D347]+[.H3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49]-[.B349] &gt; 0; [.C349]-[.B3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9]-[.F349] &gt; 0; [.G349]-[.F349]; 0)" office:value-type="time" office:time-value="PT00H00M00S" calcext:value-type="time">
            <text:p>00:00</text:p>
          </table:table-cell>
          <table:table-cell table:formula="of:=[.D349]+[.H3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0]-[.B350] &gt; 0; [.C350]-[.B3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0]-[.F350] &gt; 0; [.G350]-[.F350]; 0)" office:value-type="time" office:time-value="PT00H00M00S" calcext:value-type="time">
            <text:p>00:00</text:p>
          </table:table-cell>
          <table:table-cell table:formula="of:=[.D350]+[.H3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1]-[.B351] &gt; 0; [.C351]-[.B3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1]-[.F351] &gt; 0; [.G351]-[.F351]; 0)" office:value-type="time" office:time-value="PT00H00M00S" calcext:value-type="time">
            <text:p>00:00</text:p>
          </table:table-cell>
          <table:table-cell table:formula="of:=[.D351]+[.H3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/00/0000</text:date>, <text:time style:data-style-name="N2" text:time-value="08:03:31.5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04T12:06:57.382000000</dc:date>
    <meta:editing-duration>P74DT20H38M1S</meta:editing-duration>
    <meta:editing-cycles>1963</meta:editing-cycles>
    <meta:generator>LibreOffice/7.2.6.2$Windows_X86_64 LibreOffice_project/b0ec3a565991f7569a5a7f5d24fed7f52653d754</meta:generator>
    <dc:creator>Benjamin Laws</dc:creator>
    <meta:document-statistic meta:table-count="2" meta:cell-count="2480" meta:object-count="0"/>
  </office:meta>
</office:document-meta>
</file>